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D000000F58F12072FC12FB13F.png" manifest:media-type="image/png"/>
  <manifest:file-entry manifest:full-path="Pictures/10000000000002EC000000D15B1D963CB984E091.png" manifest:media-type="image/png"/>
  <manifest:file-entry manifest:full-path="Pictures/10000000000002B0000001177CAE59F7AB365C35.png" manifest:media-type="image/png"/>
  <manifest:file-entry manifest:full-path="Pictures/100000000000021700000148200C2C879E90990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873cm" svg:height="11.57cm" svg:x="1.358cm" svg:y="8.184cm">
          <draw:image xlink:href="Pictures/100000000000021700000148200C2C879E90990D.png" xlink:type="simple" xlink:show="embed" xlink:actuate="onLoad" loext:mime-type="image/png">
            <text:p/>
          </draw:image>
        </draw:frame>
        <draw:frame draw:style-name="gr1" draw:text-style-name="P1" draw:layer="layout" svg:width="9.378cm" svg:height="3.803cm" svg:x="1.528cm" svg:y="9.128cm">
          <draw:image xlink:href="Pictures/10000000000002B0000001177CAE59F7AB365C35.png" xlink:type="simple" xlink:show="embed" xlink:actuate="onLoad" loext:mime-type="image/png">
            <text:p/>
          </draw:image>
        </draw:frame>
        <draw:frame draw:style-name="gr1" draw:text-style-name="P1" draw:layer="layout" svg:width="9.286cm" svg:height="2.594cm" svg:x="3.413cm" svg:y="14.916cm">
          <draw:image xlink:href="Pictures/10000000000002EC000000D15B1D963CB984E091.png" xlink:type="simple" xlink:show="embed" xlink:actuate="onLoad" loext:mime-type="image/png">
            <text:p/>
          </draw:image>
        </draw:frame>
        <draw:frame draw:style-name="gr1" draw:text-style-name="P1" draw:layer="layout" svg:width="7.238cm" svg:height="2.419cm" svg:x="12.304cm" svg:y="8.487cm">
          <draw:image xlink:href="Pictures/10000000000002DD000000F58F12072FC12FB13F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5-07T13:37:14.423393342</dc:date>
    <meta:editing-duration>PT7M59S</meta:editing-duration>
    <meta:editing-cycles>2</meta:editing-cycles>
    <meta:generator>LibreOffice/6.4.7.2$Linux_X86_64 LibreOffice_project/40$Build-2</meta:generator>
    <meta:document-statistic meta:object-count="4"/>
  </office:meta>
</office:document-meta>
</file>